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8540f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as-char" svg:y="-0.691cm" svg:width="4.521cm" svg:height="1.07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as-char" svg:y="-1.254cm" svg:width="13.919cm" svg:height="1.74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><draw:frame draw:style-name="fr1" draw:name="Объект3" text:anchor-type="as-char" svg:y="-1.254cm" svg:width="13.915cm" svg:height="1.743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><draw:frame draw:style-name="fr1" draw:name="Объект4" text:anchor-type="as-char" svg:y="-0.693cm" svg:width="6.863cm" svg:height="1.07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><draw:frame draw:style-name="fr1" draw:name="Объект5" text:anchor-type="as-char" svg:y="-0.693cm" svg:width="6.904cm" svg:height="1.072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><draw:frame draw:style-name="fr1" draw:name="Объект6" text:anchor-type="as-char" svg:y="-0.693cm" svg:width="5.112cm" svg:height="1.072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><draw:frame draw:style-name="fr1" draw:name="Объект11" text:anchor-type="as-char" svg:y="-1.577cm" svg:width="17.971cm" svg:height="3.066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Standard"><draw:frame draw:style-name="fr1" draw:name="Объект7" text:anchor-type="as-char" svg:y="-1.93cm" svg:width="1.767cm" svg:height="3.67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draw:frame draw:style-name="fr1" draw:name="Объект8" text:anchor-type="as-char" svg:y="-2.203cm" svg:width="4.136cm" svg:height="4.21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draw:frame draw:style-name="fr1" draw:name="Объект9" text:anchor-type="as-char" svg:y="-2.203cm" svg:width="4.143cm" svg:height="4.219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draw:frame draw:style-name="fr1" draw:name="Объект10" text:anchor-type="as-char" svg:y="-1.933cm" svg:width="3.417cm" svg:height="3.61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draw:frame draw:style-name="fr1" draw:name="Объект13" text:anchor-type="as-char" svg:y="-2.379cm" svg:width="3.073cm" svg:height="4.50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"><draw:frame draw:style-name="fr1" draw:name="Объект12" text:anchor-type="as-char" svg:y="-0.619cm" svg:width="4.461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14:56.427047504</meta:creation-date>
    <dc:date>2018-08-30T19:45:59.439195835</dc:date>
    <meta:editing-duration>PT5H43M28S</meta:editing-duration>
    <meta:editing-cycles>3</meta:editing-cycles>
    <meta:generator>LibreOffice/5.1.6.2$Linux_X86_64 LibreOffice_project/10m0$Build-2</meta:generator>
    <meta:document-statistic meta:table-count="0" meta:image-count="0" meta:object-count="13" meta:page-count="1" meta:paragraph-count="9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frac>
          <mrow>
            <mo stretchy="false">∂</mo>
            <mi>h</mi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y</mi>
          </mrow>
        </mfrac>
      </mrow>
      <mo stretchy="false">=</mo>
      <mn>0</mn>
    </mrow>
    <annotation encoding="StarMath 5.0">{partial h} over {partial t} + {partial (h v_x)} over {partial x} + {partial (h v_y)} over {partial y} = 0</annotation>
  </semantics>
</math>
</file>

<file path=Object 10/content.xml><?xml version="1.0" encoding="utf-8"?>
<math xmlns="http://www.w3.org/1998/Math/MathML" display="block">
  <semantics>
    <mrow>
      <mi>F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sub>
                    <mi>B</mi>
                    <mn>0</mn>
                  </msub>
                  <mrow>
                    <msub>
                      <mi>B</mi>
                      <mi>x</mi>
                    </msub>
                    <mo stretchy="false">−</mo>
                    <mi>h</mi>
                  </mrow>
                  <msub>
                    <mi>v</mi>
                    <mi>y</mi>
                  </msub>
                  <msub>
                    <mi>f</mi>
                    <mn>0</mn>
                  </msub>
                </mrow>
              </mtd>
            </mtr>
            <mtr>
              <mtd>
                <mrow>
                  <msub>
                    <mi>B</mi>
                    <mn>0</mn>
                  </msub>
                  <mrow>
                    <msub>
                      <mi>B</mi>
                      <mi>y</mi>
                    </msub>
                    <mo stretchy="false">+</mo>
                    <mi>h</mi>
                  </mrow>
                  <msub>
                    <mi>v</mi>
                    <mi>x</mi>
                  </msub>
                  <msub>
                    <mi>f</mi>
                    <mn>0</mn>
                  </msub>
                </mrow>
              </mtd>
            </mtr>
            <mtr>
              <mtd>
                <mrow>
                  <mrow>
                    <mo stretchy="false">−</mo>
                    <msub>
                      <mi>B</mi>
                      <mn>0</mn>
                    </msub>
                  </mrow>
                  <msub>
                    <mi>v</mi>
                    <mi>x</mi>
                  </msub>
                </mrow>
              </mtd>
            </mtr>
            <mtr>
              <mtd>
                <mrow>
                  <mrow>
                    <mo stretchy="false">−</mo>
                    <msub>
                      <mi>B</mi>
                      <mn>0</mn>
                    </msub>
                  </mrow>
                  <msub>
                    <mi>v</mi>
                    <mi>y</mi>
                  </msub>
                </mrow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F = left [ matrix {0 ## B_0 B_x - h v_y f_0 ## B_0 B_y + h v_x f_0 ## - B_0 v_x ## - B_0 v_y ## 0} right ]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o stretchy="false">∂</mo>
                  <mi>t</mi>
                </msub>
                <mrow>
                  <mi>h</mi>
                  <mo stretchy="false">+</mo>
                  <mtext>div</mtext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over accent="true">
                          <mi>v</mi>
                          <mo stretchy="false">¯</mo>
                        </mover>
                        <mo stretchy="false">⋅</mo>
                        <mo stretchy="false">∇</mo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i>h</mi>
                </mrow>
                <mover accent="true">
                  <mi>v</mi>
                  <mo stretchy="false">¯</mo>
                </mover>
                <mtext>div</mtext>
                <mrow>
                  <mrow>
                    <mo fence="true" stretchy="false">(</mo>
                    <mrow>
                      <mrow>
                        <mi>h</mi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over accent="true">
                          <mi>B</mi>
                          <mo stretchy="false">¯</mo>
                        </mover>
                        <mo stretchy="false">⋅</mo>
                        <mo stretchy="false">∇</mo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i>h</mi>
                </mrow>
                <mover accent="true">
                  <mi>B</mi>
                  <mo stretchy="false">¯</mo>
                </mover>
                <mtext>div</mtext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+</mo>
                  <mi mathvariant="italic">grad</mi>
                </mrow>
                <mrow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i>g</mi>
                        <msup>
                          <mi>h</mi>
                          <mn>2</mn>
                        </msup>
                      </mrow>
                    </mrow>
                    <mo fence="true" stretchy="true">)</mo>
                  </mrow>
                  <mo stretchy="false">+</mo>
                  <msub>
                    <mi>B</mi>
                    <mn>0</mn>
                  </msub>
                </mrow>
                <mrow>
                  <mover accent="true">
                    <mi>B</mi>
                    <mo stretchy="false">¯</mo>
                  </mover>
                  <mo stretchy="false">+</mo>
                  <mrow>
                    <mo fence="true" stretchy="false">(</mo>
                    <mrow>
                      <mrow>
                        <mrow>
                          <msub>
                            <mi>f</mi>
                            <mn>0</mn>
                          </msub>
                          <mo stretchy="false">+</mo>
                          <mi mathvariant="normal">β</mi>
                        </mrow>
                        <mi>y</mi>
                      </mrow>
                    </mrow>
                    <mo fence="true" stretchy="false">)</mo>
                  </mrow>
                </mrow>
                <mi>h</mi>
                <mrow>
                  <mrow>
                    <mo fence="true" stretchy="false">[</mo>
                    <mrow>
                      <mrow>
                        <mover accent="true">
                          <msub>
                            <mi>e</mi>
                            <mi>z</mi>
                          </msub>
                          <mo stretchy="false">¯</mo>
                        </mover>
                        <mo stretchy="false">×</mo>
                        <mover accent="true">
                          <mi>v</mi>
                          <mo stretchy="false">¯</mo>
                        </mover>
                      </mrow>
                    </mrow>
                    <mo fence="true" stretchy="false">]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row>
                    <mo fence="true" stretchy="false">(</mo>
                    <mrow>
                      <mrow>
                        <mi>h</mi>
                        <mover accent="true">
                          <mi>B</mi>
                          <mo stretchy="false">¯</mo>
                        </mover>
                      </mrow>
                    </mrow>
                    <mo fence="true" stretchy="false">)</mo>
                  </mrow>
                  <mo stretchy="false">−</mo>
                  <mi mathvariant="italic">rot</mi>
                </mrow>
                <mrow>
                  <mrow>
                    <mo fence="true" stretchy="false">(</mo>
                    <mrow>
                      <mrow>
                        <mi>h</mi>
                        <mrow>
                          <mo fence="true" stretchy="false">[</mo>
                          <mrow>
                            <mrow>
                              <mover accent="true">
                                <mi>v</mi>
                                <mo stretchy="false">¯</mo>
                              </mover>
                              <mo stretchy="false">×</mo>
                              <mover accent="true">
                                <mi>B</mi>
                                <mo stretchy="false">¯</mo>
                              </mover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)</mo>
                  </mrow>
                  <mo stretchy="false">−</mo>
                  <msub>
                    <mi>B</mi>
                    <mn>0</mn>
                  </msub>
                </mrow>
                <mrow>
                  <mover accent="true">
                    <mi>v</mi>
                    <mo stretchy="false">¯</mo>
                  </mover>
                  <mo stretchy="false">=</mo>
                  <mn>0</mn>
                </mrow>
              </mrow>
            </mtd>
          </mtr>
          <mtr>
            <mtd>
              <mrow>
                <msub>
                  <mo stretchy="false">∂</mo>
                  <mi>t</mi>
                </msub>
                <mrow>
                  <msub>
                    <mi>B</mi>
                    <mi>z</mi>
                  </msub>
                  <mo stretchy="false">+</mo>
                  <msub>
                    <mi>B</mi>
                    <mn>0</mn>
                  </msub>
                </mrow>
                <mtext>div</mtext>
                <mrow>
                  <mrow>
                    <mo fence="true" stretchy="false">(</mo>
                    <mrow>
                      <mover accent="true">
                        <mi>v</mi>
                        <mo stretchy="false">¯</mo>
                      </mover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
	stack {
		partial_t h + "div"( h bar v ) = 0 #
		partial_t ( h bar v ) + ( bar v cdot nabla )( h bar v ) + h bar v "div"( h bar v ) - ( bar B cdot nabla )( h bar B ) - h bar B "div"( h bar B ) + grad left ( 1 over 2 g h^2 right ) + B_0 bar B + ( f_0 + %beta y ) h [ bar e_z times bar v ] = 0 #
		partial_t (h bar B) - rot(h [bar v times bar B]) - B_0 bar v = 0 #
		partial_t B_z + B_0 "div"( bar v ) = 0
	}
right none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over accent="true">
              <mi>u</mi>
              <mo stretchy="false">¯</mo>
            </mover>
          </mrow>
          <mrow>
            <mo stretchy="false">∂</mo>
            <mi>t</mi>
          </mrow>
        </mfrac>
        <mo stretchy="false">+</mo>
        <mfrac>
          <mrow>
            <mo stretchy="false">∂</mo>
            <mover accent="true">
              <mi>X</mi>
              <mo stretchy="false">¯</mo>
            </mover>
          </mrow>
          <mrow>
            <mo stretchy="false">∂</mo>
            <mi>x</mi>
          </mrow>
        </mfrac>
        <mo stretchy="false">+</mo>
        <mfrac>
          <mrow>
            <mo stretchy="false">∂</mo>
            <mover accent="true">
              <mi>Y</mi>
              <mo stretchy="false">¯</mo>
            </mover>
          </mrow>
          <mrow>
            <mo stretchy="false">∂</mo>
            <mi>y</mi>
          </mrow>
        </mfrac>
        <mo stretchy="false">+</mo>
        <mover accent="true">
          <mi>F</mi>
          <mo stretchy="false">¯</mo>
        </mover>
        <mo stretchy="false">+</mo>
        <mover accent="true">
          <mi>R</mi>
          <mo stretchy="false">¯</mo>
        </mover>
      </mrow>
      <mo stretchy="false">=</mo>
      <mn>0</mn>
    </mrow>
    <annotation encoding="StarMath 5.0">{ partial bar u } over { partial t } + { partial bar X } over { partial x } + { partial bar Y } over { partial y } + bar F + bar R = 0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row>
                  <mrow>
                    <mo stretchy="false">−</mo>
                    <mi>h</mi>
                  </mrow>
                  <msub>
                    <mi>v</mi>
                    <mi>y</mi>
                  </msub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  <mi>y</mi>
                </mrow>
              </mtd>
            </mtr>
            <mtr>
              <mtd>
                <mrow>
                  <mi>h</mi>
                  <msub>
                    <mi>v</mi>
                    <mi>x</mi>
                  </msub>
                  <mfrac>
                    <mrow>
                      <mo stretchy="false">∂</mo>
                      <mi>f</mi>
                    </mrow>
                    <mrow>
                      <mo stretchy="false">∂</mo>
                      <mi>y</mi>
                    </mrow>
                  </mfrac>
                  <mi>y</mi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R = left [ matrix {0 ## - h v_y {partial f} over {partial y} y ## h v_x {partial f} over {partial y} y ## 0 ## 0 ## 0} right ]</annotation>
  </semantics>
</math>
</file>

<file path=Object 2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x</mi>
                            <mn>2</mn>
                          </msubsup>
                          <mo stretchy="false">−</mo>
                          <msubsup>
                            <mi>B</mi>
                            <mi>x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row>
              <mo fence="true" stretchy="tru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y</mi>
          </mrow>
        </mfrac>
        <mo stretchy="false">+</mo>
        <mrow>
          <mo fence="true" stretchy="true">(</mo>
          <mrow>
            <mrow>
              <msub>
                <mi>B</mi>
                <mn>0</mn>
              </msub>
              <mrow>
                <msub>
                  <mi>B</mi>
                  <mi>x</mi>
                </msub>
                <mo stretchy="false">−</mo>
                <mi>h</mi>
              </mrow>
              <msub>
                <mi>v</mi>
                <mi>y</mi>
              </msub>
              <mrow>
                <mo fence="true" stretchy="tru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</mrow>
                    <mi>y</mi>
                  </mrow>
                </mrow>
                <mo fence="true" stretchy="true">)</mo>
              </mrow>
            </mrow>
          </mrow>
          <mo fence="true" stretchy="true">)</mo>
        </mrow>
      </mrow>
      <mo stretchy="false">=</mo>
      <mn>0</mn>
    </mrow>
    <annotation encoding="StarMath 5.0">{partial (h v_x)} over {partial t} + {partial left (h (v_x^2 - B_x^2) + 1 over 2 g h^2 right )} over {partial x} + {partial (h (v_x v_y - B_x B_y))} over {partial y} + left ( B_0 B_x - h v_y left ( f_0 + {partial f} over {partial y} y right ) right ) = 0</annotation>
  </semantics>
</math>
</file>

<file path=Object 3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y</mi>
                            <mn>2</mn>
                          </msubsup>
                          <mo stretchy="false">−</mo>
                          <msubsup>
                            <mi>B</mi>
                            <mi>y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row>
              <mo fence="true" stretchy="true">)</mo>
            </mrow>
          </mrow>
          <mrow>
            <mo stretchy="false">∂</mo>
            <mi>y</mi>
          </mrow>
        </mfrac>
        <mo stretchy="false">+</mo>
        <mrow>
          <mo fence="true" stretchy="true">(</mo>
          <mrow>
            <mrow>
              <msub>
                <mi>B</mi>
                <mn>0</mn>
              </msub>
              <mrow>
                <msub>
                  <mi>B</mi>
                  <mi>y</mi>
                </msub>
                <mo stretchy="false">+</mo>
                <mi>h</mi>
              </mrow>
              <msub>
                <mi>v</mi>
                <mi>x</mi>
              </msub>
              <mrow>
                <mo fence="true" stretchy="tru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frac>
                        <mrow>
                          <mo stretchy="false">∂</mo>
                          <mi>f</mi>
                        </mrow>
                        <mrow>
                          <mo stretchy="false">∂</mo>
                          <mi>y</mi>
                        </mrow>
                      </mfrac>
                    </mrow>
                    <mi>y</mi>
                  </mrow>
                </mrow>
                <mo fence="true" stretchy="true">)</mo>
              </mrow>
            </mrow>
          </mrow>
          <mo fence="true" stretchy="true">)</mo>
        </mrow>
      </mrow>
      <mo stretchy="false">=</mo>
      <mn>0</mn>
    </mrow>
    <annotation encoding="StarMath 5.0">{partial (h v_y)} over {partial t} + {partial (h (v_x v_y - B_x B_y))} over {partial x} + {partial left (h (v_y^2 - B_y^2) + 1 over 2 g h^2 right )} over {partial y} + left ( B_0 B_y + h v_x left ( f_0 + {partial f} over {partial y} y right ) right ) = 0</annotation>
  </semantics>
</math>
</file>

<file path=Object 4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B</mi>
                    <mi>x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y</mi>
                        </msub>
                        <mrow>
                          <msub>
                            <mi>B</mi>
                            <mi>x</mi>
                          </msub>
                          <mo stretchy="false">−</mo>
                          <msub>
                            <mi>v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y</mi>
          </mrow>
        </mfrac>
        <mo stretchy="false">−</mo>
        <msub>
          <mi>B</mi>
          <mn>0</mn>
        </msub>
      </mrow>
      <mrow>
        <msub>
          <mi>v</mi>
          <mi>x</mi>
        </msub>
        <mo stretchy="false">=</mo>
        <mn>0</mn>
      </mrow>
    </mrow>
    <annotation encoding="StarMath 5.0">{partial ( h B_x )} over {partial t} + {partial (h (v_y B_x - v_x B_y))} over {partial y} - B_0 v_x = 0</annotation>
  </semantics>
</math>
</file>

<file path=Object 5/content.xml><?xml version="1.0" encoding="utf-8"?>
<math xmlns="http://www.w3.org/1998/Math/MathML" display="block">
  <semantics>
    <mrow>
      <mrow>
        <mfrac>
          <mrow>
            <mo stretchy="false">∂</mo>
            <mrow>
              <mo fence="true" stretchy="false">(</mo>
              <mrow>
                <mrow>
                  <mi>h</mi>
                  <msub>
                    <mi>B</mi>
                    <mi>y</mi>
                  </msub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B</mi>
                            <mi>y</mi>
                          </msub>
                          <mo stretchy="false">−</mo>
                          <msub>
                            <mi>v</mi>
                            <mi>y</mi>
                          </msub>
                        </mrow>
                        <msub>
                          <mi>B</mi>
                          <mi>x</mi>
                        </msub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−</mo>
        <msub>
          <mi>B</mi>
          <mn>0</mn>
        </msub>
      </mrow>
      <mrow>
        <msub>
          <mi>v</mi>
          <mi>y</mi>
        </msub>
        <mo stretchy="false">=</mo>
        <mn>0</mn>
      </mrow>
    </mrow>
    <annotation encoding="StarMath 5.0">{partial ( h B_y )} over {partial t} + {partial (h (v_x B_y - v_y B_x))} over {partial x} - B_0 v_y = 0</annotation>
  </semantics>
</math>
</file>

<file path=Object 6/content.xml><?xml version="1.0" encoding="utf-8"?>
<math xmlns="http://www.w3.org/1998/Math/MathML" display="block">
  <semantics>
    <mrow>
      <mrow>
        <mfrac>
          <mrow>
            <mo stretchy="false">∂</mo>
            <msub>
              <mi>B</mi>
              <mi>z</mi>
            </msub>
          </mrow>
          <mrow>
            <mo stretchy="false">∂</mo>
            <mi>t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sub>
                    <mi>B</mi>
                    <mn>0</mn>
                  </msub>
                  <msub>
                    <mi>v</mi>
                    <mi>x</mi>
                  </msub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+</mo>
        <mfrac>
          <mrow>
            <mo stretchy="false">∂</mo>
            <mrow>
              <mo fence="true" stretchy="false">(</mo>
              <mrow>
                <mrow>
                  <msub>
                    <mi>B</mi>
                    <mn>0</mn>
                  </msub>
                  <msub>
                    <mi>v</mi>
                    <mi>y</mi>
                  </msub>
                </mrow>
              </mrow>
              <mo fence="true" stretchy="false">)</mo>
            </mrow>
          </mrow>
          <mrow>
            <mo stretchy="false">∂</mo>
            <mi>y</mi>
          </mrow>
        </mfrac>
      </mrow>
      <mo stretchy="false">=</mo>
      <mn>0</mn>
    </mrow>
    <annotation encoding="StarMath 5.0">{partial B_z} over {partial t} + {partial (B_0 v_x)} over {partial x} + {partial (B_0 v_y)} over {partial y} = 0</annotation>
  </semantics>
</math>
</file>

<file path=Object 7/content.xml><?xml version="1.0" encoding="utf-8"?>
<math xmlns="http://www.w3.org/1998/Math/MathML" display="block">
  <semantics>
    <mrow>
      <mi>u</mi>
      <mo stretchy="false">=</mo>
      <mrow>
        <mo fence="true" stretchy="true">[</mo>
        <mrow>
          <mtable>
            <mtr>
              <mtd>
                <mi>h</mi>
              </mtd>
            </mtr>
            <mtr>
              <mtd>
                <mrow>
                  <mi>h</mi>
                  <msub>
                    <mi>v</mi>
                    <mi>x</mi>
                  </msub>
                </mrow>
              </mtd>
            </mtr>
            <mtr>
              <mtd>
                <mrow>
                  <mi>h</mi>
                  <msub>
                    <mi>v</mi>
                    <mi>y</mi>
                  </msub>
                </mrow>
              </mtd>
            </mtr>
            <mtr>
              <mtd>
                <mrow>
                  <mi>h</mi>
                  <msub>
                    <mi>B</mi>
                    <mi>x</mi>
                  </msub>
                </mrow>
              </mtd>
            </mtr>
            <mtr>
              <mtd>
                <mrow>
                  <mi>h</mi>
                  <msub>
                    <mi>B</mi>
                    <mi>y</mi>
                  </msub>
                </mrow>
              </mtd>
            </mtr>
            <mtr>
              <mtd>
                <msub>
                  <mi>B</mi>
                  <mi>z</mi>
                </msub>
              </mtd>
            </mtr>
          </mtable>
        </mrow>
        <mo fence="true" stretchy="true">]</mo>
      </mrow>
    </mrow>
    <annotation encoding="StarMath 5.0">u = left [ matrix {h ## h v_x ## h v_y ## h B_x ## h B_y ## B_z} right ]</annotation>
  </semantics>
</math>
</file>

<file path=Object 8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row>
                  <mi>h</mi>
                  <msub>
                    <mi>v</mi>
                    <mi>x</mi>
                  </msub>
                </mrow>
              </mtd>
            </mtr>
            <mtr>
              <mtd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x</mi>
                            <mn>2</mn>
                          </msubsup>
                          <mo stretchy="false">−</mo>
                          <msubsup>
                            <mi>B</mi>
                            <mi>x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B</mi>
                            <mi>y</mi>
                          </msub>
                          <mo stretchy="false">−</mo>
                          <msub>
                            <mi>v</mi>
                            <mi>y</mi>
                          </msub>
                        </mrow>
                        <msub>
                          <mi>B</mi>
                          <mi>x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sub>
                    <mi>B</mi>
                    <mn>0</mn>
                  </msub>
                  <msub>
                    <mi>v</mi>
                    <mi>x</mi>
                  </msub>
                </mrow>
              </mtd>
            </mtr>
          </mtable>
        </mrow>
        <mo fence="true" stretchy="true">]</mo>
      </mrow>
    </mrow>
    <annotation encoding="StarMath 5.0">X = left [ matrix {h v_x ## h (v_x^2 - B_x^2) + 1 over 2 g h^2 ## h (v_x v_y - B_x B_y) ## 0 ## h (v_x B_y - v_y B_x) ## B_0 v_x} right ]</annotation>
  </semantics>
</math>
</file>

<file path=Object 9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row>
                  <mi>h</mi>
                  <msub>
                    <mi>v</mi>
                    <mi>y</mi>
                  </msub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x</mi>
                        </msub>
                        <mrow>
                          <msub>
                            <mi>v</mi>
                            <mi>y</mi>
                          </msub>
                          <mo stretchy="false">−</mo>
                          <msub>
                            <mi>B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h</mi>
                  <mrow>
                    <mrow>
                      <mo fence="true" stretchy="false">(</mo>
                      <mrow>
                        <mrow>
                          <msubsup>
                            <mi>v</mi>
                            <mi>y</mi>
                            <mn>2</mn>
                          </msubsup>
                          <mo stretchy="false">−</mo>
                          <msubsup>
                            <mi>B</mi>
                            <mi>y</mi>
                            <mn>2</mn>
                          </msubsup>
                        </mrow>
                      </mrow>
                      <mo fence="true" stretchy="false">)</mo>
                    </mrow>
                    <mo stretchy="false">+</mo>
                    <mfrac>
                      <mn>1</mn>
                      <mn>2</mn>
                    </mfrac>
                  </mrow>
                  <mi>g</mi>
                  <msup>
                    <mi>h</mi>
                    <mn>2</mn>
                  </msup>
                </mrow>
              </mtd>
            </mtr>
            <mtr>
              <mtd>
                <mrow>
                  <mi>h</mi>
                  <mrow>
                    <mo fence="true" stretchy="false">(</mo>
                    <mrow>
                      <mrow>
                        <msub>
                          <mi>v</mi>
                          <mi>y</mi>
                        </msub>
                        <mrow>
                          <msub>
                            <mi>B</mi>
                            <mi>x</mi>
                          </msub>
                          <mo stretchy="false">−</mo>
                          <msub>
                            <mi>v</mi>
                            <mi>x</mi>
                          </msub>
                        </mrow>
                        <msub>
                          <mi>B</mi>
                          <mi>y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n>0</mn>
              </mtd>
            </mtr>
            <mtr>
              <mtd>
                <mrow>
                  <msub>
                    <mi>B</mi>
                    <mn>0</mn>
                  </msub>
                  <msub>
                    <mi>v</mi>
                    <mi>y</mi>
                  </msub>
                </mrow>
              </mtd>
            </mtr>
          </mtable>
        </mrow>
        <mo fence="true" stretchy="true">]</mo>
      </mrow>
    </mrow>
    <annotation encoding="StarMath 5.0">Y = left [ matrix {h v_y ## h (v_x v_y - B_x B_y) ## h (v_y^2 - B_y^2) + 1 over 2 g h^2 ## h (v_y B_x - v_x B_y) ## 0 ## B_0 v_y} right ]</annotation>
  </semantics>
</math>
</file>